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9.001cm" style:rel-column-width="65535*"/>
    </style:style>
    <style:style style:name="Tableau6.A1" style:family="table-cell">
      <style:table-cell-properties fo:padding="0.097cm" fo:border="0.0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9.001cm" style:rel-column-width="65535*"/>
    </style:style>
    <style:style style:name="Tableau8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05fe" officeooo:paragraph-rsid="001d05f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d05fe" officeooo:paragraph-rsid="001d05fe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1pt" officeooo:rsid="001d05fe" officeooo:paragraph-rsid="001d05fe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1d05fe" officeooo:paragraph-rsid="001d05fe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fo:font-size="11pt" officeooo:paragraph-rsid="001d05fe" style:font-size-asian="11pt" style:font-size-complex="11pt"/>
    </style:style>
    <style:style style:name="P7" style:family="paragraph" style:parent-style-name="Table_20_Contents">
      <style:text-properties fo:font-size="11pt" officeooo:paragraph-rsid="001d05f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1d05fe" officeooo:paragraph-rsid="001d05fe" style:font-size-asian="11pt" style:font-size-complex="11pt"/>
    </style:style>
    <style:style style:name="P9" style:family="paragraph" style:parent-style-name="Standard">
      <style:text-properties fo:font-size="11pt" officeooo:rsid="001d05fe" officeooo:paragraph-rsid="001d05fe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fo:font-size="11pt" officeooo:paragraph-rsid="001d05fe" style:font-size-asian="11pt" style:font-size-complex="11pt"/>
    </style:style>
    <style:style style:name="P12" style:family="paragraph" style:parent-style-name="Table_20_Contents">
      <style:text-properties fo:font-size="11pt" officeooo:paragraph-rsid="001d05fe" style:font-size-asian="11pt" style:font-size-complex="11pt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officeooo:rsid="001e17c6"/>
    </style:style>
    <style:style style:name="T3" style:family="text">
      <style:text-properties officeooo:rsid="00200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che d’informations</text:p>
      <text:p text:style-name="P1"/>
      <text:p text:style-name="P3">Nom :<text:tab/><text:tab/><text:tab/><text:tab/><text:tab/>Prénom :<text:tab/><text:tab/><text:tab/><text:tab/><text:tab/><text:tab/>Classe :</text:p>
      <text:p text:style-name="P3"/>
      <text:p text:style-name="P3"/>
      <text:p text:style-name="P4">Spécialités et options :</text:p>
      <table:table table:name="Tableau1" table:style-name="Tableau1">
        <table:table-column table:style-name="Tableau1.A"/>
        <table:table-row table:style-name="TableLine1739362333680"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  <text:p text:style-name="P4"/>
      <text:p text:style-name="P4">Quels sont vos loisirs/vos passions ?</text:p>
      <table:table table:name="Tableau2" table:style-name="Tableau2">
        <table:table-column table:style-name="Tableau2.A"/>
        <table:table-row table:style-name="TableLine1739362337424">
          <table:table-cell table:style-name="Tableau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4"/>
      <text:p text:style-name="P4"/>
      <text:p text:style-name="P4">Citez une œuvre (livre, film, série, album, jeu vidéo...) qui vous a particulièrement intéressé<text:span text:style-name="T2">(e)</text:span> et indiquez <text:span text:style-name="T3">pourquoi.</text:span></text:p>
      <table:table table:name="Tableau6" table:style-name="Tableau6">
        <table:table-column table:style-name="Tableau6.A"/>
        <table:table-row table:style-name="TableLine1739362325616">
          <table:table-cell table:style-name="Tableau6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4"/>
      <text:p text:style-name="P4"/>
      <text:p text:style-name="P4">Y a-t-il une question <text:span text:style-name="T3">ou un thème</text:span> « philosophique » <text:span text:style-name="T3">que vous aimeriez qu’on aborde</text:span> cette année ?</text:p>
      <table:table table:name="Tableau8" table:style-name="Tableau8">
        <table:table-column table:style-name="Tableau8.A"/>
        <table:table-row table:style-name="TableLine1739362325328">
          <table:table-cell table:style-name="Tableau8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12:07:11.674000000</meta:creation-date>
    <dc:title>Page vierge</dc:title>
    <meta:generator>LibreOffice/7.3.1.3$Windows_X86_64 LibreOffice_project/a69ca51ded25f3eefd52d7bf9a5fad8c90b87951</meta:generator>
    <meta:editing-duration>PT6M33S</meta:editing-duration>
    <meta:editing-cycles>4</meta:editing-cycles>
    <dc:date>2022-09-01T21:26:07.595000000</dc:date>
    <meta:document-statistic meta:table-count="4" meta:image-count="0" meta:object-count="0" meta:page-count="1" meta:paragraph-count="6" meta:word-count="53" meta:character-count="329" meta:non-whitespace-character-count="273"/>
    <meta:template xlink:type="simple" xlink:actuate="onRequest" xlink:title="Page vierge" xlink:href="../../../../AppData/Roaming/LibreOffice/4/user/template/Page%20vierge1.ott" meta:date="2021-09-07T12:07:11.266000000"/>
  </office:meta>
</office:document-meta>
</file>